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paragraph-properties fo:text-align="start" style:justify-single-word="false"/>
      <style:text-properties fo:language="pt" fo:country="BR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paragraph-rsid="000f712b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rsid="001f2a2b" officeooo:paragraph-rsid="001f2a2b"/>
    </style:style>
    <style:style style:name="P5" style:family="paragraph" style:parent-style-name="Standard">
      <style:paragraph-properties fo:text-align="start" style:justify-single-word="false"/>
      <style:text-properties fo:language="pt" fo:country="BR" fo:font-weight="normal" officeooo:rsid="000f712b" officeooo:paragraph-rsid="001f2a2b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1f2a2b"/>
    </style:style>
    <style:style style:name="P9" style:family="paragraph" style:parent-style-name="Standard">
      <style:paragraph-properties fo:text-align="start" style:justify-single-word="false"/>
      <style:text-properties fo:font-size="14pt" fo:language="pt" fo:country="BR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text-position="0% 100%" fo:language="pt" fo:country="BR" fo:font-weight="normal" officeooo:rsid="001d046f" officeooo:paragraph-rsid="001cf37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fo:language="pt" fo:country="BR" fo:font-weight="normal" officeooo:rsid="001b4df4" officeooo:paragraph-rsid="001cf372" style:font-weight-asian="normal" style:font-weight-complex="normal"/>
    </style:style>
    <style:style style:name="P12" style:family="paragraph" style:parent-style-name="Standard">
      <style:paragraph-properties fo:text-align="start" style:justify-single-word="false" fo:padding-left="0in" fo:padding-right="0in" fo:padding-top="0in" fo:padding-bottom="0.028in" fo:border-left="none" fo:border-right="none" fo:border-top="none" fo:border-bottom="0.99pt solid #000000"/>
    </style:style>
    <style:style style:name="P13" style:family="paragraph" style:parent-style-name="Standard" style:master-page-name="Standard">
      <style:paragraph-properties style:page-number="auto"/>
      <style:text-properties fo:language="pt" fo:country="BR"/>
    </style:style>
    <style:style style:name="P14" style:family="paragraph" style:parent-style-name="Standard" style:list-style-name="WW8Num1">
      <style:paragraph-properties fo:text-align="start" style:justify-single-word="false"/>
      <style:text-properties fo:language="pt" fo:country="BR"/>
    </style:style>
    <style:style style:name="P15" style:family="paragraph" style:parent-style-name="Standard" style:list-style-name="WW8Num1">
      <style:paragraph-properties fo:text-align="start" style:justify-single-word="false"/>
    </style:style>
    <style:style style:name="P16" style:family="paragraph" style:parent-style-name="Standard" style:list-style-name="WW8Num1">
      <style:paragraph-properties fo:text-align="start" style:justify-single-word="false" fo:padding-left="0in" fo:padding-right="0in" fo:padding-top="0in" fo:padding-bottom="0.028in" fo:border-left="none" fo:border-right="none" fo:border-top="none" fo:border-bottom="0.99pt solid #000000"/>
      <style:text-properties fo:language="pt" fo:country="BR"/>
    </style:style>
    <style:style style:name="P17" style:family="paragraph" style:parent-style-name="Standard" style:list-style-name="WW8Num1">
      <style:paragraph-properties fo:text-align="start" style:justify-single-word="false" fo:padding-left="0in" fo:padding-right="0in" fo:padding-top="0in" fo:padding-bottom="0.028in" fo:border-left="none" fo:border-right="none" fo:border-top="none" fo:border-bottom="0.99pt solid #000000"/>
      <style:text-properties fo:language="pt" fo:country="BR" officeooo:rsid="0015707d" officeooo:paragraph-rsid="0015707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e6251"/>
    </style:style>
    <style:style style:name="T3" style:family="text">
      <style:text-properties fo:language="pt" fo:country="BR" officeooo:rsid="001351a3"/>
    </style:style>
    <style:style style:name="T4" style:family="text">
      <style:text-properties fo:language="pt" fo:country="BR" officeooo:rsid="001cf372"/>
    </style:style>
    <style:style style:name="T5" style:family="text">
      <style:text-properties fo:language="pt" fo:country="BR" officeooo:rsid="000f712b"/>
    </style:style>
    <style:style style:name="T6" style:family="text">
      <style:text-properties fo:language="pt" fo:country="BR" fo:font-weight="normal" officeooo:rsid="000b15ee" style:font-weight-asian="normal" style:font-weight-complex="normal"/>
    </style:style>
    <style:style style:name="T7" style:family="text">
      <style:text-properties fo:language="pt" fo:country="BR" fo:font-weight="normal" officeooo:rsid="001b4df4" style:font-weight-asian="normal" style:font-weight-complex="normal"/>
    </style:style>
    <style:style style:name="T8" style:family="text">
      <style:text-properties fo:language="pt" fo:country="BR" fo:font-weight="normal" officeooo:rsid="000c02d7" style:font-weight-asian="normal" style:font-weight-complex="normal"/>
    </style:style>
    <style:style style:name="T9" style:family="text">
      <style:text-properties fo:language="pt" fo:country="BR" fo:font-weight="normal" officeooo:rsid="0014096f" style:font-weight-asian="normal" style:font-weight-complex="normal"/>
    </style:style>
    <style:style style:name="T10" style:family="text">
      <style:text-properties fo:language="pt" fo:country="BR" fo:font-weight="normal" officeooo:rsid="001f2a2b" style:font-weight-asian="normal" style:font-weight-complex="normal"/>
    </style:style>
    <style:style style:name="T11" style:family="text">
      <style:text-properties fo:language="pt" fo:country="BR" officeooo:rsid="001f2a2b"/>
    </style:style>
    <style:style style:name="T12" style:family="text">
      <style:text-properties fo:language="pt" fo:country="BR" officeooo:rsid="001fdca7"/>
    </style:style>
    <style:style style:name="T13" style:family="text">
      <style:text-properties fo:font-size="14pt" fo:language="pt" fo:country="BR" style:font-size-asian="14pt" style:font-size-complex="14pt"/>
    </style:style>
    <style:style style:name="T14" style:family="text">
      <style:text-properties fo:font-size="14pt" fo:language="pt" fo:country="BR" officeooo:rsid="000e6251" style:font-size-asian="14pt" style:font-size-complex="14pt"/>
    </style:style>
    <style:style style:name="T15" style:family="text">
      <style:text-properties officeooo:rsid="001cf372"/>
    </style:style>
    <style:style style:name="T16" style:family="text">
      <style:text-properties style:text-position="super 58%" fo:language="pt" fo:country="BR" fo:font-weight="normal" officeooo:rsid="001b4df4" style:font-weight-asian="normal" style:font-weight-complex="normal"/>
    </style:style>
    <style:style style:name="T17" style:family="text">
      <style:text-properties style:text-position="0% 100%" fo:language="pt" fo:country="BR" fo:font-weight="normal" officeooo:rsid="001b4df4" style:font-weight-asian="normal" style:font-weight-complex="normal"/>
    </style:style>
    <style:style style:name="T18" style:family="text">
      <style:text-properties style:text-position="0% 100%" fo:language="pt" fo:country="BR" fo:font-weight="normal" officeooo:rsid="001d046f" style:font-weight-asian="normal" style:font-weight-complex="normal"/>
    </style:style>
    <style:style style:name="T19" style:family="text">
      <style:text-properties style:text-position="0% 100%" fo:language="pt" fo:country="BR" fo:font-weight="normal" officeooo:rsid="001cf372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><text:span text:style-name="T1">Prova </text:span><text:span text:style-name="T4">2</text:span><text:span text:style-name="T1"> – </text:span><text:span text:style-name="T2">Paradigmas de programação</text:span></text:p>
      <text:p text:style-name="P1">Universidade Estadual de Mato Grosso do Sul</text:p>
      <text:p text:style-name="P1">Ciência da Computação</text:p>
      <text:p text:style-name="P1">Prof. Delair Osvaldo Martinelli Junior</text:p>
      <text:p text:style-name="P1"/>
      <text:p text:style-name="P2">Aluno:_____________________________________________________________________________</text:p>
      <text:p text:style-name="P7"><text:span text:style-name="T1">Duração da prova: </text:span><text:span text:style-name="T12">3</text:span><text:span text:style-name="T1"> horas</text:span></text:p>
      <text:p text:style-name="P12"><text:span text:style-name="T4">15</text:span><text:span text:style-name="T1">/</text:span><text:span text:style-name="T4">11</text:span><text:span text:style-name="T1">/2021</text:span></text:p>
      <text:p text:style-name="P2"/>
      <text:p text:style-name="P2">Avisos importantes:</text:p>
      <text:list xml:id="list1979460115" text:style-name="WW8Num1">
        <text:list-item>
          <text:p text:style-name="P14">A prova é individual com consulta;</text:p>
        </text:list-item>
        <text:list-item>
          <text:p text:style-name="P14">A leitura e interpretação das questões é de responsabilidade do aluno avaliado;</text:p>
        </text:list-item>
        <text:list-item>
          <text:p text:style-name="P14">O valor máximo da avaliação é 10,0 (dez pontos) e constará no sistema acadêmico como nota 1; </text:p>
        </text:list-item>
        <text:list-item>
          <text:p text:style-name="P15"><text:span text:style-name="T1">Após o término, enviar a prova para o e-mail: </text:span><text:a xlink:type="simple" xlink:href="mailto:delair@comp.uems.br" text:style-name="Internet_20_link" text:visited-style-name="Visited_20_Internet_20_Link"><text:span text:style-name="Internet_20_link">delair@comp.uems.br</text:span></text:a><text:span text:style-name="T1">, com o seguinte título: “P</text:span><text:span text:style-name="T4">2</text:span><text:span text:style-name="T1">-</text:span><text:span text:style-name="T2">PP</text:span><text:span text:style-name="T1">-2021”;</text:span></text:p>
        </text:list-item>
        <text:list-item>
          <text:p text:style-name="P15"><text:span text:style-name="T2">Insira suas respostas em uma pasta cuja o nome é seu RGM, </text:span><text:span text:style-name="T4">dentro desta pasta, insira</text:span><text:span text:style-name="T2"> somente o código fonte </text:span><text:span text:style-name="T4">de suas respostas</text:span><text:span text:style-name="T2">, em pastas individuais </text:span><text:span text:style-name="T4">com o número da questão</text:span><text:span text:style-name="T2">, para cada questão, compactados em formato .zip</text:span><text:span text:style-name="T1">;</text:span></text:p>
        </text:list-item>
        <text:list-item>
          <text:p text:style-name="P14">Não serão aceitas avaliações enviadas fora do prazo de término, com o título incorreto ou fora do formato especificado;</text:p>
        </text:list-item>
        <text:list-item>
          <text:p text:style-name="P14">Qualquer contestação, a respeito da prova, deve ser relatada, fundamentada e submetida no fomulário de recurso, disponível na última página da prova. A contestação deve ser encaminhada no prazo máximo de 48 horas após o término da prova.</text:p>
        </text:list-item>
        <text:list-item>
          <text:p text:style-name="P16">Qualquer indício de ilícito resultará em nota zero para esta avaliação.</text:p>
        </text:list-item>
        <text:list-item>
          <text:p text:style-name="P17">O aluno deve usar apenas bibliotecas padrão da linguagem C++.</text:p>
        </text:list-item>
      </text:list>
      <text:p text:style-name="P2"/>
      <text:p text:style-name="P2"/>
      <text:p text:style-name="P8"><text:span text:style-name="T5">1- </text:span><text:span text:style-name="T11">(4,0) Crie uma classe para representar um arranjo de inteiros ordenados, com métodos de inserção, remoção por valor, consulta a um elemento pelo índice e obtenção do número de elementos contidos no arranjo. Sua classe deve ser criada a partir de uma herança da classe vector&lt;int&gt;. Crie uma aplicação para testar as funcionalidades implementadas. </text:span></text:p>
      <text:p text:style-name="P4">Obs: será avaliado o aproveitamento máximo do template vector, isto é, utilize ao máximo as funcionalidades existentes.</text:p>
      <text:p text:style-name="P4"/>
      <text:p text:style-name="P5"/>
      <text:p text:style-name="P8"><text:span text:style-name="T10">2- </text:span><text:span text:style-name="T6">(</text:span><text:span text:style-name="T7">6,0</text:span><text:span text:style-name="T6">) </text:span><text:span text:style-name="T8">Crie um </text:span><text:span text:style-name="T7">aplicativo</text:span><text:span text:style-name="T8">, </text:span><text:span text:style-name="T9">em C++,</text:span><text:span text:style-name="T8"> para </text:span><text:span text:style-name="T7">a </text:span><text:span text:style-name="T8">representa</text:span><text:span text:style-name="T7">ção de sólidos em R</text:span><text:span text:style-name="T16">3</text:span><text:span text:style-name="T17"> e calculo de área de </text:span><text:span text:style-name="T19">superfície</text:span><text:span text:style-name="T17"> e volume destes sólidos. </text:span><text:span text:style-name="T18">Na </text:span><text:span text:style-name="T19">hierarquia</text:span><text:span text:style-name="T18"> de classes, </text:span><text:span text:style-name="T19">obrigatoriamente</text:span><text:span text:style-name="T18"> deverá existir uma classe </text:span><text:span text:style-name="T19">responsável</text:span><text:span text:style-name="T18"> pelo armazenamento do conjunto de objetos, que representam os sólidos, e calculo, de área e volume, total desse conjunto de objetos.</text:span></text:p>
      <text:p text:style-name="P11"/>
      <text:p text:style-name="P10"><text:span text:style-name="T5">Seu aplicativo deve admitir que o usuário realize a inserção de esferas e cilindros, requisitar o calculo da </text:span><text:span text:style-name="T15">área</text:span><text:span text:style-name="T5"> e volume total dos sólidos inseridos. Além disso deve </text:span><text:span text:style-name="T15">prever</text:span><text:span text:style-name="T5"> a ampliação do conjunto de sólidos, implementados inicialmente, sem a necessidade de alteração das classes criadas inicialmente.</text:span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1">Formulário de recurso</text:p>
      <text:p text:style-name="P1"/>
      <text:p text:style-name="P2">Nome do aluno:</text:p>
      <text:p text:style-name="P2">RGM:</text:p>
      <text:p text:style-name="P2">Data:</text:p>
      <text:p text:style-name="P2"/>
      <text:p text:style-name="P2">1- No campo abaixo, relate e fundamente sua reclamação:</text:p>
      <text:p text:style-name="P9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text:soft-page-break/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9"/>
      <text:p text:style-name="P9"/>
      <text:p text:style-name="P9"><text:tab/><text:tab/><text:tab/><text:tab/>__________________________________</text:p>
      <text:p text:style-name="P9"><text:tab/><text:tab/><text:tab/><text:tab/><text:tab/><text:tab/> <text:s text:c="5"/>Assinatura</text:p>
      <text:p text:style-name="P9"/>
      <text:p text:style-name="P9"/>
      <text:p text:style-name="P7"><text:span text:style-name="T13">Obs: Imprima, assine, </text:span><text:span text:style-name="T14">digitalize</text:span><text:span text:style-name="T13"> e envie para o e-mail </text:span><text:a xlink:type="simple" xlink:href="mailto:delair@comp.uems.br" text:style-name="Internet_20_link" text:visited-style-name="Visited_20_Internet_20_Link"><text:span text:style-name="Internet_20_link"><text:span text:style-name="T13">delair@comp.uems.br</text:span></text:span></text:a><text:span text:style-name="T13">. Guarde o origi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dc:date>2021-11-16T13:30:13.043000000</dc:date>
    <meta:print-date>2019-11-11T17:55:00</meta:print-date>
    <meta:editing-cycles>29</meta:editing-cycles>
    <meta:editing-duration>PT2H25M32S</meta:editing-duration>
    <meta:generator>LibreOffice/6.0.1.1$Windows_X86_64 LibreOffice_project/60bfb1526849283ce2491346ed2aa51c465abfe6</meta:generator>
    <meta:document-statistic meta:table-count="0" meta:image-count="0" meta:object-count="0" meta:page-count="3" meta:paragraph-count="30" meta:word-count="410" meta:character-count="4667" meta:non-whitespace-character-count="4277"/>
  </office:meta>
</office:document-meta>
</file>